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Heading_20_2">
      <style:text-properties fo:background-color="#ffcc00"/>
    </style:style>
    <style:style style:name="P5" style:family="paragraph" style:parent-style-name="Title" style:master-page-name="MP0">
      <style:paragraph-properties style:page-number="auto" fo:break-before="pag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7">
      <style:text-properties fo:background-color="#ffcc00"/>
    </style:style>
    <style:style style:name="P13" style:family="paragraph" style:parent-style-name="Text_20_body" style:list-style-name="L9">
      <style:text-properties fo:background-color="#ffcc00"/>
    </style:style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cc00" loext:char-shading-value="0" style:font-weight-asian="bold" style:font-weight-complex="bold"/>
    </style:style>
    <style:style style:name="T3" style:family="text">
      <style:text-properties fo:background-color="#ffcc00" loext:char-shading-value="0"/>
    </style:style>
    <style:style style:name="T4" style:family="text">
      <style:text-properties officeooo:rsid="00222fe5" fo:background-color="#ffcc00" loext:char-shading-value="0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eckliste: Use-Cases</text:p>
      <text:p text:style-name="P1">Quelle: Heide Balzert, Lehrbuch der Objektmodellierung, 2. Auflage, Spektrum-Verlag</text:p>
      <text:h text:style-name="Heading_20_1" text:outline-level="1">Ergebnisse</text:h>
      <text:list xml:id="list2695530442" text:style-name="L1">
        <text:list-item>
          <text:p text:style-name="P3"><text:span text:style-name="Absatz-Standardschriftart"><text:span text:style-name="T2">Use-Case-Diagramm</text:span></text:span><text:span text:style-name="T3"><text:line-break/>Use-Cases, Akteure, Assoziationen, extend- und include-Beziehungen, Generalisierungsstr</text:span><text:span text:style-name="T4">u</text:span><text:span text:style-name="T3">kturen und Systeme eintragen</text:span></text:p>
        </text:list-item>
        <text:list-item>
          <text:p text:style-name="P3"><text:span text:style-name="Absatz-Standardschriftart"><text:span text:style-name="T1">Spezifikation der Use-Cases</text:span></text:span><text:line-break/>Mit Use-Case-Schablone, mittels Aktivitätsdiagrammen oder Zustandsdiagrammen</text:p>
        </text:list-item>
      </text:list>
      <text:h text:style-name="Heading_20_1" text:outline-level="1">Konstruktive Schritte</text:h>
      <text:h text:style-name="P4" text:outline-level="2">Wer ist der Akteur?</text:h>
      <text:list xml:id="list3167374071" text:style-name="L2">
        <text:list-item>
          <text:p text:style-name="P6">Welche Personen führen diese Aufgabe zurzeit oder künftig durch?</text:p>
        </text:list-item>
        <text:list-item>
          <text:p text:style-name="P6">Wer gibt Daten in das Softwaresystem ein? Wer erhält Ausgabedaten?</text:p>
        </text:list-item>
        <text:list-item>
          <text:p text:style-name="P6">Bedienen die Akteure das System direkt oder indirekt?</text:p>
        </text:list-item>
        <text:list-item>
          <text:p text:style-name="P6">Werden zeitliche Ereignisse modelliert? (Akteur „Zeit“ einführen)</text:p>
        </text:list-item>
      </text:list>
      <text:h text:style-name="Heading_20_2" text:outline-level="2">Use-Cases kategorisieren</text:h>
      <text:list xml:id="list450203601" text:style-name="L3">
        <text:list-item>
          <text:p text:style-name="P7">Primäre, sekundäre und optionale Use-Cases unterscheiden</text:p>
        </text:list-item>
      </text:list>
      <text:h text:style-name="Heading_20_2" text:outline-level="2">Standardfall eines Use-Cases spezifizieren</text:h>
      <text:list xml:id="list3202793996" text:style-name="L4">
        <text:list-item>
          <text:p text:style-name="P8">Was ist der Standardfall?</text:p>
        </text:list-item>
        <text:list-item>
          <text:p text:style-name="P8">Welche Verarbeitung ist „im Normalfall“, in 80% der Fälle, durchzuführen?</text:p>
        </text:list-item>
        <text:list-item>
          <text:p text:style-name="P8">Was ist die einfachste Verarbeitung des Use-Cases?</text:p>
        </text:list-item>
        <text:list-item>
          <text:p text:style-name="P8">Welche Ergebnisse will der Akteur in den meisten Fällen erhalten?</text:p>
        </text:list-item>
      </text:list>
      <text:h text:style-name="Heading_20_2" text:outline-level="2">Ablauf eines Use-Cases</text:h>
      <text:list xml:id="list1449054885" text:style-name="L5">
        <text:list-item>
          <text:p text:style-name="P9">Wann beginnt der Use-Case? Welches Ereignis löst den Arbeitsablauf aus?</text:p>
        </text:list-item>
        <text:list-item>
          <text:p text:style-name="P9">Welche Eingabedaten werden benötigt?</text:p>
        </text:list-item>
        <text:list-item>
          <text:p text:style-name="P9">Welche Vorbedingungen müssen erfüllt sein?</text:p>
        </text:list-item>
        <text:list-item>
          <text:p text:style-name="P9">Welche Schritte (in welcher Reihenfolge?) sind auszuführen?</text:p>
        </text:list-item>
        <text:list-item>
          <text:p text:style-name="P9">Welche Zwischen- und Endergebnisse werden erstellt?</text:p>
        </text:list-item>
        <text:list-item>
          <text:p text:style-name="P9">Welche Nachbedingungen (Vorbedingungen anderer Use-Cases) werden sichergestellt?</text:p>
        </text:list-item>
        <text:list-item>
          <text:p text:style-name="P9">Wann endet der Use-Case?</text:p>
        </text:list-item>
        <text:list-item>
          <text:p text:style-name="P9">Wie wichtig ist diese Arbeit?</text:p>
        </text:list-item>
      </text:list>
      <text:h text:style-name="P4" text:outline-level="2">Vom Ereignis zum Use-Case</text:h>
      <text:list xml:id="list28165439" text:style-name="L6">
        <text:list-item>
          <text:p text:style-name="P10">Erstellen Sie eine Ereignisliste</text:p>
        </text:list-item>
        <text:list-item>
          <text:p text:style-name="P10">Identifizieren Sie für jedes Ereignis einen Use-Case</text:p>
        </text:list-item>
        <text:list-item>
          <text:p text:style-name="P10">Unterscheiden Sie externe und zeitliche Ereignisse</text:p>
        </text:list-item>
      </text:list>
      <text:h text:style-name="P4" text:outline-level="2">Erweiterungen, Sonderfälle</text:h>
      <text:list xml:id="list2649363568" text:style-name="L7">
        <text:list-item>
          <text:p text:style-name="P11">Identifizieren Sie:</text:p>
          <text:list>
            <text:list-item>
              <text:p text:style-name="P11">optionale Teile eines Use-Case</text:p>
            </text:list-item>
            <text:list-item>
              <text:p text:style-name="P11">komplexe oder alternative Möglichkeiten</text:p>
            </text:list-item>
            <text:list-item>
              <text:p text:style-name="P11">Aufgaben, die nur selten durchgeführt werden</text:p>
            </text:list-item>
          </text:list>
        </text:list-item>
        <text:list-item>
          <text:p text:style-name="P12">Modellieren Sie umfangreiche Erweiterungen mit einer „extend“-Beziehung. Diese sind grundsätzlich optional.</text:p>
        </text:list-item>
        <text:list-item>
          <text:p text:style-name="P11">Alternativ zur extend-Beziehung können diese Teile mit der Use-Case-Schablone dokumentiert werden.</text:p>
        </text:list-item>
      </text:list>
      <text:h text:style-name="P4" text:outline-level="2"><text:soft-page-break/>Include-Beziehungen</text:h>
      <text:list xml:id="list3385257073" text:style-name="L8">
        <text:list-item>
          <text:p text:style-name="P14">Komplexe Schritte als Use-Cases spezifizieren (include)</text:p>
        </text:list-item>
        <text:list-item>
          <text:p text:style-name="P14">Komplexe Use-Cases (viele Sonderfälle) in mehrere Use-Cases zerlegen und Gemeinsamkeiten mit include modellieren</text:p>
        </text:list-item>
      </text:list>
      <text:h text:style-name="P4" text:outline-level="2">Generalisierungen von Use-Cases</text:h>
      <text:list xml:id="list1752247656" text:style-name="L9">
        <text:list-item>
          <text:p text:style-name="P13">Ähnliche Use-Cases als Spezialisierung eines Basis-Use-Cases modellieren</text:p>
        </text:list-item>
        <text:list-item>
          <text:p text:style-name="P15">Generalisierung nicht mit extend-Beziehung verwechseln: Spezialisierte Use-Cases sind vollständige Use-Cases, extend-Use-Cases nicht.</text:p>
        </text:list-item>
      </text:list>
      <text:h text:style-name="Heading_20_1" text:outline-level="1">Analytische Schritte</text:h>
      <text:h text:style-name="Heading_20_2" text:outline-level="2">„Gute“ Beschreibung</text:h>
      <text:list xml:id="list3075230927" text:style-name="L10">
        <text:list-item>
          <text:p text:style-name="P16">Verständlich für den Auftraggeber</text:p>
        </text:list-item>
        <text:list-item>
          <text:p text:style-name="P16">Fachliche Beschreibung des Arbeitsablaufes</text:p>
        </text:list-item>
        <text:list-item>
          <text:p text:style-name="P16">Beschreibt Standardfall separat und Sonderfälle separat</text:p>
        </text:list-item>
        <text:list-item>
          <text:p text:style-name="P16">Maximal eine Seite</text:p>
        </text:list-item>
      </text:list>
      <text:h text:style-name="Heading_20_2" text:outline-level="2">Use-Case-Namen</text:h>
      <text:list xml:id="list814739810" text:style-name="L11">
        <text:list-item>
          <text:p text:style-name="P17">Enthalten starkes Verb (spezifisch, z.B. „zeichne“, „erstelle“)</text:p>
        </text:list-item>
        <text:list-item>
          <text:p text:style-name="P17">Beschreiben Funktionalität mit wenigen Worten</text:p>
        </text:list-item>
      </text:list>
      <text:h text:style-name="Heading_20_2" text:outline-level="2">Namen für Akteure</text:h>
      <text:list xml:id="list510243053" text:style-name="L12">
        <text:list-item>
          <text:p text:style-name="P18">Intuitiv verständlich und in der Terminologie des Anwendungsbereiches entnommen</text:p>
        </text:list-item>
        <text:list-item>
          <text:p text:style-name="P18">Substantiv im Singular (Administrator anstatt Administratoren)</text:p>
        </text:list-item>
        <text:list-item>
          <text:p text:style-name="P18">Keine Job-Titel von Visitenkarten, keine konkreten Namen</text:p>
        </text:list-item>
      </text:list>
      <text:h text:style-name="Heading_20_2" text:outline-level="2">Akteure und Use-Cases</text:h>
      <text:list xml:id="list2391342704" text:style-name="L13">
        <text:list-item>
          <text:p text:style-name="P19">Jeder Akteur soll mit mind. 1 Use-Case kommunizieren</text:p>
        </text:list-item>
        <text:list-item>
          <text:p text:style-name="P19">Ausnahme: extend- oder include-Teile</text:p>
        </text:list-item>
      </text:list>
      <text:h text:style-name="Heading_20_2" text:outline-level="2">Umfang-Use-Case-Diagramm</text:h>
      <text:list xml:id="list421469347" text:style-name="L14">
        <text:list-item>
          <text:p text:style-name="P20">Maximal 10 Use-Cases</text:p>
        </text:list-item>
      </text:list>
      <text:h text:style-name="Heading_20_2" text:outline-level="2">Konsistenz Use-Case-Diagramm und Schablone</text:h>
      <text:list xml:id="list84873428" text:style-name="L15">
        <text:list-item>
          <text:p text:style-name="P21">Sind alle Akteure der Schablone auch im Use-Case-Diagramm eingetragen und umgekehrt?</text:p>
        </text:list-item>
      </text:list>
      <text:h text:style-name="Heading_20_2" text:outline-level="2">Fehlerquellen</text:h>
      <text:list xml:id="list2253893140" text:style-name="L16">
        <text:list-item>
          <text:p text:style-name="P22">Zu kleine und damit zu viele Use-Cases</text:p>
        </text:list-item>
        <text:list-item>
          <text:p text:style-name="P22">Zu frühe Betrachtung von Sonderfällen</text:p>
        </text:list-item>
        <text:list-item>
          <text:p text:style-name="P22">Zu detaillierte Beschreibung des Use-Cases</text:p>
        </text:list-item>
        <text:list-item>
          <text:p text:style-name="P22">Verwechseln von Generalisierung und extend-Beziehung</text:p>
        </text:list-item>
        <text:list-item>
          <text:p text:style-name="P22">Use-Cases beschreiben Dialogabläufe</text:p>
        </text:list-item>
        <text:list-item>
          <text:p text:style-name="P22">Use-Cases nicht für den Auftraggeber verständlich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CH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CH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049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101cm" loext:contextual-spacing="false" fo:hyphenation-ladder-count="no-limit"/>
      <style:text-properties fo:color="#808080" fo:font-size="10.5pt" fo:font-style="italic" fo:font-weight="bold" style:font-size-asian="10.5pt" style:font-style-asian="italic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21cm" loext:contextual-spacing="false" fo:hyphenation-ladder-count="no-limit"/>
      <style:text-properties fo:font-size="10.5pt" fo:font-weight="bold" style:font-size-asian="10.5pt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Modul 326 – OOA / OOD<text:tab/>Erstellt: 29.06.16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initial-creator>Alexander Schenkel</meta:initial-creator>
    <dc:creator>Alexander Schenkel</dc:creator>
    <meta:creation-date>2016-07-29T14:57:00Z</meta:creation-date>
    <dc:date>2017-02-27T07:22:38.155936000</dc:date>
    <meta:editing-cycles>18</meta:editing-cycles>
    <meta:editing-duration>PT26M31S</meta:editing-duration>
    <meta:document-statistic meta:table-count="0" meta:image-count="0" meta:object-count="0" meta:page-count="2" meta:paragraph-count="72" meta:word-count="453" meta:character-count="3496" meta:non-whitespace-character-count="3165"/>
    <meta:template xlink:type="simple" xlink:actuate="onRequest" xlink:title="" xlink:href="../../../004_Unterrichtsunterlagen/Checkliste_001_Use-Case.odt/Normal.dotm"/>
  </office:meta>
</office:document-meta>
</file>